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35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1.2256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0.8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3.5146in"/>
    </style:style>
    <style:style style:name="co21" style:family="table-column">
      <style:table-column-properties fo:break-before="auto" style:column-width="0.4898in"/>
    </style:style>
    <style:style style:name="co22" style:family="table-column">
      <style:table-column-properties fo:break-before="auto" style:column-width="0.6583in"/>
    </style:style>
    <style:style style:name="co23" style:family="table-column">
      <style:table-column-properties fo:break-before="auto" style:column-width="0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is_bulk</text:p>
          </table:table-cell>
          <table:table-cell office:value-type="string" calcext:value-type="string">
            <text:p>is_standard</text:p>
          </table:table-cell>
          <table:table-cell office:value-type="string" calcext:value-type="string">
            <text:p>is_minor</text:p>
          </table:table-cell>
          <table:table-cell office:value-type="string" calcext:value-type="string">
            <text:p>is_artifact</text:p>
          </table:table-cell>
          <table:table-cell office:value-type="string" calcext:value-type="string">
            <text:p>is_javascript</text:p>
          </table:table-cell>
          <table:table-cell office:value-type="string" calcext:value-type="string">
            <text:p>is_rus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binByt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BytePct</text:p>
          </table:table-cell>
          <table:table-cell office:value-type="string" calcext:value-type="string">
            <text:p>rustBytePct</text:p>
          </table:table-cell>
          <table:table-cell office:value-type="string" calcext:value-type="string">
            <text:p>markdownBytePct</text:p>
          </table:table-cell>
          <table:table-cell office:value-type="string" calcext:value-type="string">
            <text:p>jsonBytePct</text:p>
          </table:table-cell>
          <table:table-cell office:value-type="string" calcext:value-type="string">
            <text:p>imgBytePct</text:p>
          </table:table-cell>
          <table:table-cell office:value-type="string" calcext:value-type="string">
            <text:p>lockBytePct</text:p>
          </table:table-cell>
          <table:table-cell office:value-type="string" calcext:value-type="string">
            <text:p>yarnBytePct</text:p>
          </table:table-cell>
          <table:table-cell office:value-type="string" calcext:value-type="string">
            <text:p>htmlBytePct</text:p>
          </table:table-cell>
        </table:table-row>
        <table:table-row table:style-name="ro1">
          <table:table-cell office:value-type="string" calcext:value-type="string">
            <text:p>04eba77f18571da4f04b01787c2f7a288f6c7c4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473672a15d368802cc525c6290eee11b7907ed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1.21" calcext:value-type="float">
            <text:p>51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3372429" calcext:value-type="float">
            <text:p>3372429</text:p>
          </table:table-cell>
          <table:table-cell office:value-type="float" office:value="201204" calcext:value-type="float">
            <text:p>201204</text:p>
          </table:table-cell>
          <table:table-cell office:value-type="float" office:value="1.58" calcext:value-type="float">
            <text:p>1.58</text:p>
          </table:table-cell>
          <table:table-cell office:value-type="float" office:value="1.33" calcext:value-type="float">
            <text:p>1.33</text:p>
          </table:table-cell>
          <table:table-cell office:value-type="float" office:value="0.89" calcext:value-type="float">
            <text:p>0.89</text:p>
          </table:table-cell>
          <table:table-cell office:value-type="float" office:value="58.87" calcext:value-type="float">
            <text:p>58.87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0a48664b6fc1f28e417de18ce6a7c842fc193aa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336" calcext:value-type="float">
            <text:p>17336</text:p>
          </table:table-cell>
          <table:table-cell office:value-type="float" office:value="267" calcext:value-type="float">
            <text:p>267</text:p>
          </table:table-cell>
          <table:table-cell office:value-type="float" office:value="19.17" calcext:value-type="float">
            <text:p>19.17</text:p>
          </table:table-cell>
          <table:table-cell office:value-type="float" office:value="1.89" calcext:value-type="float">
            <text:p>1.89</text:p>
          </table:table-cell>
          <table:table-cell office:value-type="float" office:value="0.47" calcext:value-type="float">
            <text:p>0.47</text:p>
          </table:table-cell>
          <table:table-cell office:value-type="float" office:value="8.52" calcext:value-type="float">
            <text:p>8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fcde116e0e09011561e83540d296c90baef5f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54" calcext:value-type="float">
            <text:p>14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9" calcext:value-type="float">
            <text:p>96.79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517f4ce9cada726a90da3220c59951a50b08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0823" calcext:value-type="float">
            <text:p>50823</text:p>
          </table:table-cell>
          <table:table-cell office:value-type="float" office:value="14209" calcext:value-type="float">
            <text:p>14209</text:p>
          </table:table-cell>
          <table:table-cell office:value-type="float" office:value="2.11" calcext:value-type="float">
            <text:p>2.11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office:value-type="float" office:value="23.87" calcext:value-type="float">
            <text:p>23.87</text:p>
          </table:table-cell>
          <table:table-cell office:value-type="float" office:value="10.65" calcext:value-type="float">
            <text:p>10.65</text:p>
          </table:table-cell>
          <table:table-cell office:value-type="float" office:value="61.47" calcext:value-type="float">
            <text:p>61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8cc4284706af3ee8c53e9a0ad3b223fea826ab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5580" calcext:value-type="float">
            <text:p>50558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9" calcext:value-type="float">
            <text:p>9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e2dd1cc09b6d1fb220e1c75929041c3faf571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eedfd5257bb6c51bf6f66341f84b5abfa84c2d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2" calcext:value-type="float">
            <text:p>63.02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6d536e72d1953adc2027a2ef8916655b8de61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08d51b9a727b9d2642d0dab44c4bc9c512c85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96.42" calcext:value-type="float">
            <text:p>9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74922ba57788da44ceee8b85496b94b2e587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196cb786329418241c704bdb8cb81633287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.08" calcext:value-type="float">
            <text:p>26.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42fcc145818f8069946f6f7d72a9869dc6dbe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cccb444059b8dfc10d5a39db71769009200a6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31763e2686f5a6a94af4221bb53e918438543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ddf505324139e93db0518fcaa6b8fc4d7e38b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186346" calcext:value-type="float">
            <text:p>1186346</text:p>
          </table:table-cell>
          <table:table-cell office:value-type="float" office:value="3814" calcext:value-type="float">
            <text:p>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72fabcda9ed8df035832d361ac18a9c12a40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ce9dafb3e83997806967c92a5accf9fd5e5b1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c22094e71896b6cf90087d977c10cebe6661e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4.62" calcext:value-type="float">
            <text:p>6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e1d949e4698a3b6bb1e8e3457b93047738b46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4.01" calcext:value-type="float">
            <text:p>4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9" calcext:value-type="float">
            <text:p>92.49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dcba84e32ab11b863f472855cb8a01f2bc110f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33278acc6c5503335a377e58b01358fe7b66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53.6" calcext:value-type="float">
            <text:p>53.6</text:p>
          </table:table-cell>
          <table:table-cell office:value-type="float" office:value="1.61" calcext:value-type="float">
            <text:p>1.61</text:p>
          </table:table-cell>
          <table:table-cell office:value-type="float" office:value="0" calcext:value-type="float">
            <text:p>0</text:p>
          </table:table-cell>
          <table:table-cell office:value-type="float" office:value="34.27" calcext:value-type="float">
            <text:p>3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44ac703e657d805b20047cf2120278b8fdf6f80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38666" calcext:value-type="float">
            <text:p>438666</text:p>
          </table:table-cell>
          <table:table-cell office:value-type="float" office:value="21766" calcext:value-type="float">
            <text:p>21766</text:p>
          </table:table-cell>
          <table:table-cell office:value-type="float" office:value="0.93" calcext:value-type="float">
            <text:p>0.93</text:p>
          </table:table-cell>
          <table:table-cell office:value-type="float" office:value="3.36" calcext:value-type="float">
            <text:p>3.36</text:p>
          </table:table-cell>
          <table:table-cell office:value-type="float" office:value="1.21" calcext:value-type="float">
            <text:p>1.21</text:p>
          </table:table-cell>
          <table:table-cell office:value-type="float" office:value="51.16" calcext:value-type="float">
            <text:p>51.16</text:p>
          </table:table-cell>
          <table:table-cell office:value-type="float" office:value="1.37" calcext:value-type="float">
            <text:p>1.37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476618f54ce70605d6c4eeb8ee44f9321c68524b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54328" calcext:value-type="float">
            <text:p>854328</text:p>
          </table:table-cell>
          <table:table-cell office:value-type="float" office:value="915" calcext:value-type="float">
            <text:p>915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48bc0e52e2e261d7992f3070c8fabe689f8d555e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fb8bb782cd493cb4b41e1e21488ba8acd3b507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38948" calcext:value-type="float">
            <text:p>38948</text:p>
          </table:table-cell>
          <table:table-cell office:value-type="float" office:value="0" calcext:value-type="float">
            <text:p>0</text:p>
          </table:table-cell>
          <table:table-cell office:value-type="float" office:value="5636363" calcext:value-type="float">
            <text:p>5636363</text:p>
          </table:table-cell>
          <table:table-cell office:value-type="float" office:value="66.74" calcext:value-type="float">
            <text:p>66.74</text:p>
          </table:table-cell>
          <table:table-cell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office:value-type="float" office:value="16.42" calcext:value-type="float">
            <text:p>16.42</text:p>
          </table:table-cell>
          <table:table-cell office:value-type="float" office:value="-0.12" calcext:value-type="float">
            <text:p>-0.12</text:p>
          </table:table-cell>
          <table:table-cell office:value-type="float" office:value="0.21" calcext:value-type="float">
            <text:p>0.21</text:p>
          </table:table-cell>
          <table:table-cell office:value-type="float" office:value="0.02" calcext:value-type="float">
            <text:p>0.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979c1e1dbdcdeb7ebe1a14b41794d4a971f7bcf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5c5270592cb60ba7272ae0ee4e8f6497747b7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3351" calcext:value-type="float">
            <text:p>15335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2.08" calcext:value-type="float">
            <text:p>2.08</text:p>
          </table:table-cell>
          <table:table-cell office:value-type="float" office:value="95.9" calcext:value-type="float">
            <text:p>95.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04676" calcext:value-type="float">
            <text:p>104676</text:p>
          </table:table-cell>
          <table:table-cell office:value-type="float" office:value="61690" calcext:value-type="float">
            <text:p>61690</text:p>
          </table:table-cell>
          <table:table-cell office:value-type="float" office:value="1.01" calcext:value-type="float">
            <text:p>1.01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91.83" calcext:value-type="float">
            <text:p>91.83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515fed5762072e2c45110273bfeb4537e825539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acea7ea37262d42252c5ec0b98d73083aee5a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7.84" calcext:value-type="float">
            <text:p>47.8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49.48" calcext:value-type="float">
            <text:p>49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62bc8a762d3e018e6f41cf0e1c98b2b8f656d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0814" calcext:value-type="float">
            <text:p>30814</text:p>
          </table:table-cell>
          <table:table-cell office:value-type="float" office:value="4.66" calcext:value-type="float">
            <text:p>4.66</text:p>
          </table:table-cell>
          <table:table-cell office:value-type="float" office:value="12.69" calcext:value-type="float">
            <text:p>12.69</text:p>
          </table:table-cell>
          <table:table-cell office:value-type="float" office:value="0.22" calcext:value-type="float">
            <text:p>0.22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5c2f9dfe03ba449dc340c4775aab1eafb54fc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5fff38a31885d92e831b68bee7954c06ecc2f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6.62" calcext:value-type="float">
            <text:p>56.62</text:p>
          </table:table-cell>
          <table:table-cell office:value-type="float" office:value="2.4" calcext:value-type="float">
            <text:p>2.4</text:p>
          </table:table-cell>
          <table:table-cell office:value-type="float" office:value="15.66" calcext:value-type="float">
            <text:p>15.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56cbe3ec3d3d45ea1497286e02567db5359ea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1f6608a3ae88026b9f2bf317a80287f382e9b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7d1cdced5099c5a4df43c7a14abd04dc3650ed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e5a16f04df8850416875027e57de00500b6b0c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95.23" calcext:value-type="float">
            <text:p>95.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5ed8ca0a34b6187e056c30a7f3f87362601b277b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2" calcext:value-type="float">
            <text:p>2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7" calcext:value-type="float">
            <text:p>7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1ba39920b5248f16d20a7106725a9838fda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0d6236b1f4387d7a124f989f25055bca7c3f6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4.78" calcext:value-type="float">
            <text:p>44.7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66e61d0cf74037aa2d803e99809cdf221481b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5397539882294dffb62eacd265a303b0c3387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09" calcext:value-type="float">
            <text:p>4109</text:p>
          </table:table-cell>
          <table:table-cell office:value-type="float" office:value="21.19" calcext:value-type="float">
            <text:p>21.19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77.17" calcext:value-type="float">
            <text:p>77.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bd9405928ecd37ae8ea74e903bb46d7c0da54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583e7f51e849f94e8db5699f333d238448e90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965" calcext:value-type="float">
            <text:p>16965</text:p>
          </table:table-cell>
          <table:table-cell office:value-type="float" office:value="41990" calcext:value-type="float">
            <text:p>4199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08" calcext:value-type="float">
            <text:p>66.08</text:p>
          </table:table-cell>
          <table:table-cell office:value-type="float" office:value="1.32" calcext:value-type="float">
            <text:p>1.32</text:p>
          </table:table-cell>
          <table:table-cell office:value-type="float" office:value="31.69" calcext:value-type="float">
            <text:p>31.69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717a17b9dcd14d6368f01f314843f8839a595dfd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3161" calcext:value-type="float">
            <text:p>123161</text:p>
          </table:table-cell>
          <table:table-cell office:value-type="float" office:value="25505" calcext:value-type="float">
            <text:p>25505</text:p>
          </table:table-cell>
          <table:table-cell office:value-type="float" office:value="3.71" calcext:value-type="float">
            <text:p>3.71</text:p>
          </table:table-cell>
          <table:table-cell office:value-type="float" office:value="0.46" calcext:value-type="float">
            <text:p>0.46</text:p>
          </table:table-cell>
          <table:table-cell office:value-type="float" office:value="0.17" calcext:value-type="float">
            <text:p>0.17</text:p>
          </table:table-cell>
          <table:table-cell office:value-type="float" office:value="40.77" calcext:value-type="float">
            <text:p>40.77</text:p>
          </table:table-cell>
          <table:table-cell office:value-type="float" office:value="1.23" calcext:value-type="float">
            <text:p>1.23</text:p>
          </table:table-cell>
          <table:table-cell office:value-type="float" office:value="40.21" calcext:value-type="float">
            <text:p>40.2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7314000623abed0e0cd406d04066e806d9298f8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f4baaa905255b240d191880aeeed3e7ec1ad4f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edfc7eb1bd020830f211265da9848de339b3d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-5.95" calcext:value-type="float">
            <text:p>-5.95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ab616360d9651b4444e8933aadb16362b3ff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322490" calcext:value-type="float">
            <text:p>322490</text:p>
          </table:table-cell>
          <table:table-cell office:value-type="float" office:value="29574" calcext:value-type="float">
            <text:p>29574</text:p>
          </table:table-cell>
          <table:table-cell office:value-type="float" office:value="3.98" calcext:value-type="float">
            <text:p>3.98</text:p>
          </table:table-cell>
          <table:table-cell office:value-type="float" office:value="0.92" calcext:value-type="float">
            <text:p>0.92</text:p>
          </table:table-cell>
          <table:table-cell office:value-type="float" office:value="0.16" calcext:value-type="float">
            <text:p>0.16</text:p>
          </table:table-cell>
          <table:table-cell office:value-type="float" office:value="67.64" calcext:value-type="float">
            <text:p>67.64</text:p>
          </table:table-cell>
          <table:table-cell office:value-type="float" office:value="25.38" calcext:value-type="float">
            <text:p>2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76dff0e24f1008512b8d3a33138ef67d3058790f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51" calcext:value-type="float">
            <text:p>77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40af72e9b830d9e463d1f7c99ba2f8af6918e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816" calcext:value-type="float">
            <text:p>137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a2bc9d58abf4f40c4096a3252e4464ef853ba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8073960d788230a51bc2c0e6cfac402b8e88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c248439e21e5ac79bccb1653535bff3311beed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96.36" calcext:value-type="float">
            <text:p>96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bedc41512d7b6856b0968c5823faaa197beb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479e7606f36f2725ac5ede78c1e73e6637d9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.78" calcext:value-type="float">
            <text:p>9.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a0ab26847de6ce86fa422733bd662a651a79df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8135" calcext:value-type="float">
            <text:p>881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9.39" calcext:value-type="float">
            <text:p>99.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8e9cc8ea49688b257e912d00835ee2ebdaab0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03f39ee66a754f76981f97218668f09b97e1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79" calcext:value-type="float">
            <text:p>20079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3" calcext:value-type="float">
            <text:p>99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68a9b1cacef5a9f4f945d1db13d8eee3c59b7c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52456" calcext:value-type="float">
            <text:p>285245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902b259ed7b51169391a84342a5f6b3fe3ad4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46.69" calcext:value-type="float">
            <text:p>46.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07bc2f625744ee41bad861f84037678261ec5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bob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is_bulk</text:p>
          </table:table-cell>
          <table:table-cell office:value-type="string" calcext:value-type="string">
            <text:p>is_standard</text:p>
          </table:table-cell>
          <table:table-cell office:value-type="string" calcext:value-type="string">
            <text:p>is_minor</text:p>
          </table:table-cell>
          <table:table-cell office:value-type="string" calcext:value-type="string">
            <text:p>is_artifact</text:p>
          </table:table-cell>
          <table:table-cell office:value-type="string" calcext:value-type="string">
            <text:p>is_javascript</text:p>
          </table:table-cell>
          <table:table-cell office:value-type="string" calcext:value-type="string">
            <text:p>is_rus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binByt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BytePct</text:p>
          </table:table-cell>
          <table:table-cell office:value-type="string" calcext:value-type="string">
            <text:p>rustBytePct</text:p>
          </table:table-cell>
          <table:table-cell office:value-type="string" calcext:value-type="string">
            <text:p>markdownBytePct</text:p>
          </table:table-cell>
          <table:table-cell office:value-type="string" calcext:value-type="string">
            <text:p>jsonBytePct</text:p>
          </table:table-cell>
          <table:table-cell office:value-type="string" calcext:value-type="string">
            <text:p>imgBytePct</text:p>
          </table:table-cell>
          <table:table-cell office:value-type="string" calcext:value-type="string">
            <text:p>lockBytePct</text:p>
          </table:table-cell>
          <table:table-cell office:value-type="string" calcext:value-type="string">
            <text:p>yarnBytePct</text:p>
          </table:table-cell>
          <table:table-cell office:value-type="string" calcext:value-type="string">
            <text:p>htmlBytePct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69784" calcext:value-type="float">
            <text:p>69784</text:p>
          </table:table-cell>
          <table:table-cell office:value-type="float" office:value="39350" calcext:value-type="float">
            <text:p>39350</text:p>
          </table:table-cell>
          <table:table-cell office:value-type="float" office:value="1.32" calcext:value-type="float">
            <text:p>1.3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91.16" calcext:value-type="float">
            <text:p>91.16</text:p>
          </table:table-cell>
          <table:table-cell office:value-type="float" office:value="3.11" calcext:value-type="float">
            <text:p>3.1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91521059eeac8bfaa6b81a0333413b0015c88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4327" calcext:value-type="float">
            <text:p>214327</text:p>
          </table:table-cell>
          <table:table-cell office:value-type="float" office:value="53341" calcext:value-type="float">
            <text:p>53341</text:p>
          </table:table-cell>
          <table:table-cell office:value-type="float" office:value="0.63" calcext:value-type="float">
            <text:p>0.63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85.76" calcext:value-type="float">
            <text:p>85.76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892" calcext:value-type="float">
            <text:p>3489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" calcext:value-type="float">
            <text:p>2.2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 office:value-type="float" office:value="92.54" calcext:value-type="float">
            <text:p>92.54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881" calcext:value-type="float">
            <text:p>18881</text:p>
          </table:table-cell>
          <table:table-cell office:value-type="float" office:value="19482" calcext:value-type="float">
            <text:p>19482</text:p>
          </table:table-cell>
          <table:table-cell office:value-type="float" office:value="0.73" calcext:value-type="float">
            <text:p>0.73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92.53" calcext:value-type="float">
            <text:p>92.53</text:p>
          </table:table-cell>
          <table:table-cell office:value-type="float" office:value="2.48" calcext:value-type="float">
            <text:p>2.48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f1907df36197dc3d7be452aab244d7652c4c41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881" calcext:value-type="float">
            <text:p>18881</text:p>
          </table:table-cell>
          <table:table-cell office:value-type="float" office:value="12355" calcext:value-type="float">
            <text:p>1235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3.85" calcext:value-type="float">
            <text:p>3.85</text:p>
          </table:table-cell>
          <table:table-cell office:value-type="float" office:value="92.68" calcext:value-type="float">
            <text:p>92.68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9d6973fb1904f1afabd199188bfbaf9513eeb1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881" calcext:value-type="float">
            <text:p>18881</text:p>
          </table:table-cell>
          <table:table-cell office:value-type="float" office:value="16903" calcext:value-type="float">
            <text:p>16903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94.8" calcext:value-type="float">
            <text:p>94.8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c8fdf56b928653fe1563857b5f12ff5975ad99c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881" calcext:value-type="float">
            <text:p>18881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96.91" calcext:value-type="float">
            <text:p>96.91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f5c12e86e257cab62b9ce58d823c1cd685a17e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29393" calcext:value-type="float">
            <text:p>829393</text:p>
          </table:table-cell>
          <table:table-cell office:value-type="float" office:value="34843" calcext:value-type="float">
            <text:p>3484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5.36" calcext:value-type="float">
            <text:p>55.3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4972570" calcext:value-type="float">
            <text:p>4972570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4.72" calcext:value-type="float">
            <text:p>64.72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15.9" calcext:value-type="float">
            <text:p>15.9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e282a93ce76bc3b71218a19086f4efdbc8ed6c5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347cf1c1d73617605577f300e355268a31ad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7c3687a232eb286f0f5834593bf103be62b4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1eee78d5e763752825e00920e5f5d8853501d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472d56ce7810ebaf1a3490ee5e1521a6848f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4" calcext:value-type="float">
            <text:p>39.34</text:p>
          </table:table-cell>
          <table:table-cell office:value-type="float" office:value="9.83" calcext:value-type="float">
            <text:p>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" calcext:value-type="float">
            <text:p>4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82b489f0e239b232d09e723ba5653ca91a9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6f142815ead9180f52c574fc6deddf624686b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db80ac96d209f48976c002f042e47909c8ae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6bea6397e4178eacade929b6f5885aa877adf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95.41" calcext:value-type="float">
            <text:p>95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98123025" calcext:value-type="float">
            <text:p>98123025</text:p>
          </table:table-cell>
          <table:table-cell office:value-type="float" office:value="52946" calcext:value-type="float">
            <text:p>5294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bed220e81996ab005063aa4f94ad7803600b9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83.02" calcext:value-type="float">
            <text:p>8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" calcext:value-type="float">
            <text:p>13.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3682d0608e9ab89690aaf46cceeac7d5f911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48.25" calcext:value-type="float">
            <text:p>48.25</text:p>
          </table:table-cell>
          <table:table-cell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33.93" calcext:value-type="float">
            <text:p>33.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e726cc92037e30f7cb99b4dfdd7c2f3b5e673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12" calcext:value-type="float">
            <text:p>10012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1ff6c8db682ab9a3f50e6112998c8464a532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e033de75164a99af30c3ab997fb6b028a6ab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251" calcext:value-type="float">
            <text:p>132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0af8fe77c45d49a769adfe81be54dacdf83a5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55" calcext:value-type="float">
            <text:p>3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d006ed3c86d9ded00b03f4050c7068a388e3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748" calcext:value-type="float">
            <text:p>11748</text:p>
          </table:table-cell>
          <table:table-cell office:value-type="float" office:value="4.95" calcext:value-type="float">
            <text:p>4.95</text:p>
          </table:table-cell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976f696787fc5f7eae7bf7bea8df82e4a9ab7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4" calcext:value-type="float">
            <text:p>69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87020" calcext:value-type="float">
            <text:p>98702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35" calcext:value-type="float">
            <text:p>20.35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88a21f690de996ddcb0562887eacd134b80ce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2851" calcext:value-type="float">
            <text:p>2128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99.74" calcext:value-type="float">
            <text:p>99.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a1d76edea02d48422b6c593ce27d3f9592d1c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45694" calcext:value-type="float">
            <text:p>124569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9.89" calcext:value-type="float">
            <text:p>99.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a48627bd7b7e4e015eee4ecc6e55e8bc975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21701723" calcext:value-type="float">
            <text:p>21701723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01c6318330e211710a535b3750bda243bd8f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8135" calcext:value-type="float">
            <text:p>881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9.39" calcext:value-type="float">
            <text:p>99.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22bd593e3440f6152d27f7991a9c29a58a3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6880" calcext:value-type="float">
            <text:p>868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98.97" calcext:value-type="float">
            <text:p>98.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25a02fb43e08bb77630ac4cf966a929023fec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5930" calcext:value-type="float">
            <text:p>115930</text:p>
          </table:table-cell>
          <table:table-cell office:value-type="float" office:value="262" calcext:value-type="float">
            <text:p>262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65" calcext:value-type="float">
            <text:p>93.65</text:p>
          </table:table-cell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8fd1832ea77c388d0978b47ddcbeaeb65c05a9b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400" calcext:value-type="float">
            <text:p>154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7a4f7eba40dbb746d391b7d3b92db67b2964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59374" calcext:value-type="float">
            <text:p>125937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9.98" calcext:value-type="float">
            <text:p>99.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6299601ad13b714920eb5c9f05d2490521e04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9442" calcext:value-type="float">
            <text:p>1294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729c5e9393ed16a505c17f567e6f5c5560e60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52456" calcext:value-type="float">
            <text:p>285245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c22ca06b9ec796f402032d1988e871abca50b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float" office:value="2.85" calcext:value-type="float">
            <text:p>2.85</text:p>
          </table:table-cell>
          <table:table-cell office:value-type="float" office:value="3.99" calcext:value-type="float">
            <text:p>3.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320fe50d291c17b7a26d97bbef14ce87a6bf3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92.97" calcext:value-type="float">
            <text:p>92.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7d2047fb4cb5ebc176675c67126efd03f2fc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21f80c59c89df344fd652b1e2ae4520c077e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114d48c6de55fea75f04c6998df7c685e8ce7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6.42" calcext:value-type="float">
            <text:p>9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dbbd0044c02975e0676ad5d576cb49ec73e6c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86.01" calcext:value-type="float">
            <text:p>86.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a302f97fe5d77becebd1fab16498cedde95df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2bfd78188fcee4633f182478d809d3a88be9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8.94" calcext:value-type="float">
            <text:p>28.94</text:p>
          </table:table-cell>
          <table:table-cell office:value-type="float" office:value="0" calcext:value-type="float">
            <text:p>0</text:p>
          </table:table-cell>
          <table:table-cell office:value-type="float" office:value="57.89" calcext:value-type="float">
            <text:p>57.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b995ae3ef9ed88c4fd8fd75eedd4066caca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7.27" calcext:value-type="float">
            <text:p>7.27</text:p>
          </table:table-cell>
          <table:table-cell office:value-type="float" office:value="9.45" calcext:value-type="float">
            <text:p>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52" calcext:value-type="float">
            <text:p>8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9683233df7c88fb560f98cd20b4be9b606356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86545" calcext:value-type="float">
            <text:p>2686545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858e1a98892db318397544005231924ffa157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  <table:table-cell office:value-type="float" office:value="98.47" calcext:value-type="float">
            <text:p>98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02ffc54fd003af30f912367493c0043035243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office:value-type="float" office:value="96.13" calcext:value-type="float">
            <text:p>9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59f3f2266b924398c203a45863ebf2fb9252e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8322" calcext:value-type="float">
            <text:p>8322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75.68" calcext:value-type="float">
            <text:p>75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7" calcext:value-type="float">
            <text:p>9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66326ecf9b13bd7f9e6b630e2d82efdf6b3d5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e4e5e4cbab81ec745061b199ed36759b4b53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1.25" calcext:value-type="float">
            <text:p>21.25</text:p>
          </table:table-cell>
          <table:table-cell office:value-type="float" office:value="1.66" calcext:value-type="float">
            <text:p>1.66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64.25" calcext:value-type="float">
            <text:p>6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e41603e839a36e381cc833b0f2c5a5c19b11b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1.09" calcext:value-type="float">
            <text:p>7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a530be13252b38a1c2a3ef3bbd93cce0e1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42.25" calcext:value-type="float">
            <text:p>4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07" calcext:value-type="float">
            <text:p>38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bcd3932672c0e343932fd675bfa5e5593ba2e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827a73abe53f7ddee6d09184cf3f6115e8fd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62d413686200165e816fdca33e4524ce3b25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be3aa89f4521b2dc1dc600db82357b85096f1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82.92" calcext:value-type="float">
            <text:p>82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string" calcext:value-type="string">
            <text:p>aee11ee0091e6835bb7413937ed8499b1d54aa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8.26" calcext:value-type="float">
            <text:p>78.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string" calcext:value-type="string">
            <text:p>d3015794a6e7c88908b0a5827ca8c2faabbf6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9adb589645e71c3fb975f69be3bca76a53f7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988" calcext:value-type="float">
            <text:p>82988</text:p>
          </table:table-cell>
          <table:table-cell office:value-type="float" office:value="100" calcext:value-type="float">
            <text:p>100</text:p>
          </table:table-cell>
          <table:table-cell office:value-type="float" office:value="3.48" calcext:value-type="float">
            <text:p>3.4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4f4075b92244382416910114dffc6f564d1be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6.42" calcext:value-type="float">
            <text:p>9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81f6d8865b3c83183e397dfa49b64b604318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560c165fbd05e6bb41a7e9166f5b2283f15de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f6540ed115934fb9641e9743b67608c978a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5ed70029f41ad1fa59a2cb89b88ebea96bb9f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efe724f7e0a1054a62a7c3b064882e6048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0.9" calcext:value-type="float">
            <text:p>30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73e0c1b2d22970b1c54ec26f76231dba4f8fb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45.55" calcext:value-type="float">
            <text:p>45.55</text:p>
          </table:table-cell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matt.A1:matt.U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bob.A1:bob.U70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5T14:46:18.198458320</dc:date>
    <meta:editing-duration>PT24M22S</meta:editing-duration>
    <meta:editing-cycles>7</meta:editing-cycles>
    <meta:generator>LibreOffice/6.4.7.2$Linux_X86_64 LibreOffice_project/40$Build-2</meta:generator>
    <meta:document-statistic meta:table-count="2" meta:cell-count="2358" meta:object-count="0"/>
  </office:meta>
</office:document-meta>
</file>